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5fcbb" officeooo:paragraph-rsid="007476ea"/>
    </style:style>
    <style:style style:name="P2" style:family="paragraph" style:parent-style-name="Standard">
      <style:text-properties officeooo:rsid="00583e9f" officeooo:paragraph-rsid="0094cfa7"/>
    </style:style>
    <style:style style:name="P3" style:family="paragraph" style:parent-style-name="Standard">
      <style:text-properties officeooo:rsid="0055fcbb" officeooo:paragraph-rsid="00ad9f17"/>
    </style:style>
    <style:style style:name="T1" style:family="text">
      <style:text-properties officeooo:rsid="00583e9f"/>
    </style:style>
    <style:style style:name="T2" style:family="text">
      <style:text-properties officeooo:rsid="008108c4"/>
    </style:style>
    <style:style style:name="T3" style:family="text">
      <style:text-properties officeooo:rsid="00820c3d"/>
    </style:style>
    <style:style style:name="T4" style:family="text">
      <style:text-properties officeooo:rsid="008f35b8"/>
    </style:style>
    <style:style style:name="T5" style:family="text">
      <style:text-properties officeooo:rsid="0091d419"/>
    </style:style>
    <style:style style:name="T6" style:family="text">
      <style:text-properties officeooo:rsid="009b44ca"/>
    </style:style>
    <style:style style:name="T7" style:family="text">
      <style:text-properties officeooo:rsid="00b85786"/>
    </style:style>
    <style:style style:name="T8" style:family="text">
      <style:text-properties officeooo:rsid="00ba84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in Name ist Roger Waldvogel und ich habe ein <text:span text:style-name="T7">modernes,</text:span> soziales Netzwerk entwickelt welches sich <text:span text:style-name="T8">unter anderem</text:span> <text:span text:style-name="T1">mit der Frage</text:span> beschäftigt, was können wir tun um unsere Welt zum <text:span text:style-name="T5">P</text:span>ositiven zu verändern. Es geht mir darum eine Plattform zu schaffen die es erlaubt Ideen auszutauschen <text:span text:style-name="T1">und nachhaltige Lösungen für aktuelle Probleme zu finden. Ein weiterer wichtiger Aspekt dieses Projektes ist es eine Plattform für die persönliche Weiterentwicklung bereitzustellen. Darunter verstehe ich das wir beginnen uns aktiv und kritisch mit der eigenen Person auseinanderzusetzen. Das wir eine Achtsamkeit gegenüber uns selber und unseren Mitmenschen entwickeln. Den meiner Meinung nach ist dies der Schlüssel zu einer friedlicheren und gerechteren Welt. Zudem sind diese Veränderungen aus meiner Sicht eine Bereicherung für das eigene Leben. Vieles das ich bei meiner Selbstfindung kennen lernte wie zum Beispiel Yoga oder Meditation verhalfen mir zu einem ganz neuen, positiven Lebensgefühl. Natürlich existieren unzählige weitere Methoden und Philosophien welche die persönliche Entwicklung unterstützen. So schön diese Vielfalt auch ist, sie erschwert es einem manchmal das Passende zu finden. Und genau bei diesem Punkt soll Elyoos helfen. Diese Plattform soll es ermöglichen das durch Empfehlungen von Leuten die man kennt oder denen man vertraut, die Informationen gefunden werden die wirklich weiterhelfen und nützlich sind. </text:span></text:p>
      <text:p text:style-name="P1"/>
      <text:p text:style-name="P2">Man könnte <text:span text:style-name="T2">nun argumentieren das </text:span>ein bestehendes Netzwerk wie Facebook oder Google+ <text:span text:style-name="T2">verwendet werden sollte</text:span>. Doch meiner Meinung <text:span text:style-name="T3">nach</text:span> sind diese Plattformen nur eingeschränkt geeignet für dieses Thema. Erstens gehen die relevanten Informationen <text:span text:style-name="T4">zu den vorher genannten Themengebieten</text:span> <text:span text:style-name="T2">oft</text:span> in der Flut von <text:span text:style-name="T6">allgemeinen</text:span> Beiträgen unter. Zweitens sehe ich Werbung als äusserst störend auf einer solcher Plattform. <text:span text:style-name="T2">Es sollte nicht sein das Beiträge zu erst präsentiert werden nur weil jemand viel Geld in die Hand nahm. Aus diesem Grund wird Elyoos ausschliesslich über Spenden finanziert. Die einzige Ausnahme sehe ich in Form einer Liste von wichtigen Unterstützern auf der Startseite. Ein weiterer Punkt ist, das diese Netzwerke nicht alle Funktionen bieten die meiner Ansicht nach nötig wären. Mir ist bewusst das auch Elyoos noch nicht vollständig ist und es erst ein Anfang darstellt auf dem sich aufbauen lässt. Um die <text:s/>Weiterentwicklung des Projektes voranzutreiben benötige ich nun deine Hilfe. Zum einen freue ich mich auf dein Feedback und eine aktive Nutzung von Elyoos. Zum Anderen muss nun die Finanzierung gesichert werden damit es weiter gehen kann. Deshalb freue ich mich über jede Spende welche dieses Projekt einen Schritt vorwärts bringt. Ich bedanke mich für deine Zeit und hoffe Dich bald auf Elyoos anzutreff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8-24T11:30:59.332000000</dc:date>
    <meta:editing-duration>P1DT4H53M49S</meta:editing-duration>
    <meta:editing-cycles>84</meta:editing-cycles>
    <meta:document-statistic meta:table-count="0" meta:image-count="0" meta:object-count="0" meta:page-count="1" meta:paragraph-count="2" meta:word-count="408" meta:character-count="2752" meta:non-whitespace-character-count="2344"/>
  </office:meta>
</office:document-meta>
</file>